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07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1.804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1091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1.3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text-line-through-style="solid" fo:font-size="10pt" style:font-size-asian="10pt" style:font-size-complex="10pt"/>
    </style:style>
  </office:automatic-styles>
  <office:body>
    <office:spreadsheet>
      <table:table table:name="Controllers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Drive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ystick L-Y</text:p>
          </table:table-cell>
          <table:table-cell office:value-type="string">
            <text:p>DriveTank</text:p>
          </table:table-cell>
          <table:table-cell office:value-type="string">
            <text:p>DriveArcade</text:p>
          </table:table-cell>
          <table:table-cell/>
        </table:table-row>
        <table:table-row table:style-name="ro2">
          <table:table-cell/>
          <table:table-cell office:value-type="string">
            <text:p>Joystick L-X</text:p>
          </table:table-cell>
          <table:table-cell/>
          <table:table-cell office:value-type="string">
            <text:p>DriveArcade</text:p>
          </table:table-cell>
          <table:table-cell/>
        </table:table-row>
        <table:table-row table:style-name="ro1">
          <table:table-cell/>
          <table:table-cell office:value-type="string">
            <text:p>Joystick R-Y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oystick R-X</text:p>
          </table:table-cell>
          <table:table-cell office:value-type="string">
            <text:p>DriveTan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Button L-Joystick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utton R-Joystick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Button 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utton B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utton X</text:p>
          </table:table-cell>
          <table:table-cell office:value-type="string">
            <text:p>ShooterAimStop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utton Y</text:p>
          </table:table-cell>
          <table:table-cell office:value-type="string">
            <text:p>AutoShooterAi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Button Bac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utton Start</text:p>
          </table:table-cell>
          <table:table-cell office:value-type="string">
            <text:p>HopperShoo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Trigger Lef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igger Righ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Bumper Left</text:p>
          </table:table-cell>
          <table:table-cell office:value-type="string">
            <text:p>CollectorRetra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umper Right</text:p>
          </table:table-cell>
          <table:table-cell office:value-type="string">
            <text:p>CollectorExten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Button POV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Operato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ystick L-Y</text:p>
          </table:table-cell>
          <table:table-cell office:value-type="string">
            <text:p>ShooterAimJoystic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ystick L-X</text:p>
          </table:table-cell>
          <table:table-cell office:value-type="string">
            <text:p>ShooterAimJoystic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ystick R-Y</text:p>
          </table:table-cell>
          <table:table-cell office:value-type="string">
            <text:p>ClimberLev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ystick R-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Button L-Joystic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utton R-Joystick</text:p>
          </table:table-cell>
          <table:table-cell office:value-type="string">
            <text:p>ClimberLev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Button A</text:p>
          </table:table-cell>
          <table:table-cell office:value-type="string">
            <text:p>SpionnerCountRev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utton B</text:p>
          </table:table-cell>
          <table:table-cell office:value-type="string">
            <text:p>SpinnerStopOnColo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utton X</text:p>
          </table:table-cell>
          <table:table-cell office:value-type="string">
            <text:p>CollectorArmIni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utton Y</text:p>
          </table:table-cell>
          <table:table-cell office:value-type="string">
            <text:p>ShooterShoo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Button Back</text:p>
          </table:table-cell>
          <table:table-cell office:value-type="string">
            <text:p><text:span text:style-name="T1">ClimberClimb</text:span>, HopperLoa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utton Start</text:p>
          </table:table-cell>
          <table:table-cell office:value-type="string">
            <text:p>ShooterAngleDeg(10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Trigger Lef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igger Righ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Bumper Left</text:p>
          </table:table-cell>
          <table:table-cell office:value-type="string">
            <text:p>ShooterTiltIni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umper Right</text:p>
          </table:table-cell>
          <table:table-cell office:value-type="string">
            <text:p>ShooterAngleIni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Button POV</text:p>
          </table:table-cell>
          <table:table-cell office:value-type="string">
            <text:p>ShooterAim</text:p>
          </table:table-cell>
          <table:table-cell table:number-columns-repeated="2"/>
        </table:table-row>
        <table:table-row table:style-name="ro2" table:number-rows-repeated="104852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ubsystem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4" table:number-columns-repeated="1022" table:default-cell-style-name="Default"/>
        <table:table-row table:style-name="ro2">
          <table:table-cell table:style-name="ce2" office:value-type="string">
            <text:p>SubSystem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Anton</text:p>
          </table:table-cell>
          <table:table-cell table:style-name="ce2" office:value-type="string">
            <text:p>TeleOp</text:p>
          </table:table-cell>
          <table:table-cell table:style-name="ce2" table:number-columns-repeated="1020"/>
        </table:table-row>
        <table:table-row table:style-name="ro2">
          <table:table-cell office:value-type="string">
            <text:p>Chassis</text:p>
          </table:table-cell>
          <table:table-cell office:value-type="string">
            <text:p>DriveTan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Climber</text:p>
          </table:table-cell>
          <table:table-cell office:value-type="string">
            <text:p>ClimberSto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Collector</text:p>
          </table:table-cell>
          <table:table-cell office:value-type="string">
            <text:p>CollectorSto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Hopper</text:p>
          </table:table-cell>
          <table:table-cell office:value-type="string">
            <text:p>HopperSto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Shooter</text:p>
          </table:table-cell>
          <table:table-cell office:value-type="string">
            <text:p>ShooterAimJoystic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Spinner</text:p>
          </table:table-cell>
          <table:table-cell office:value-type="string">
            <text:p>SpinnerStop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10/22/2020</text:date>, <text:time>17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rst </meta:initial-creator>
    <meta:creation-date>2020-10-08T18:59:02.08</meta:creation-date>
    <dc:date>2020-10-22T17:03:35.51</dc:date>
    <dc:creator>first </dc:creator>
    <meta:editing-duration>P2DT2H21M39S</meta:editing-duration>
    <meta:editing-cycles>2</meta:editing-cycles>
    <meta:generator>OpenOffice/4.1.7$Win32 OpenOffice.org_project/417m1$Build-9800</meta:generator>
    <meta:document-statistic meta:table-count="3" meta:cell-count="74" meta:object-count="0"/>
  </office:meta>
</office:document-meta>
</file>